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11.13</text:p>
      <text:p text:style-name="Standard"/>
      <text:p text:style-name="Standard">installation de matlab sur tour domic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3-11-05T07:40:07</meta:creation-date>
    <dc:date>2013-11-05T07:41:38</dc:date>
    <dc:creator>JackDanny 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7" meta:non-whitespace-character-count="42"/>
    <meta:generator>LibreOffice/3.5$Linux_x86 LibreOffice_project/350m1$Build-2</meta:generator>
  </office:meta>
</office:document-meta>
</file>